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e576" officeooo:paragraph-rsid="0003e576"/>
    </style:style>
    <style:style style:name="P2" style:family="paragraph" style:parent-style-name="Standard">
      <style:text-properties fo:font-size="14pt" officeooo:rsid="0003e576" officeooo:paragraph-rsid="0003e576" style:font-size-asian="14pt" style:font-size-complex="14pt"/>
    </style:style>
    <style:style style:name="P3" style:family="paragraph" style:parent-style-name="Standard">
      <style:text-properties fo:font-size="14pt" officeooo:rsid="000624f4" officeooo:paragraph-rsid="000624f4" style:font-size-asian="14pt" style:font-size-complex="14pt"/>
    </style:style>
    <style:style style:name="P4" style:family="paragraph" style:parent-style-name="Standard">
      <style:text-properties fo:font-size="14pt" officeooo:rsid="000725ee" officeooo:paragraph-rsid="000725ee" style:font-size-asian="14pt" style:font-size-complex="14pt"/>
    </style:style>
    <style:style style:name="P5" style:family="paragraph" style:parent-style-name="Standard">
      <style:text-properties fo:font-size="14pt" officeooo:rsid="0008b75b" officeooo:paragraph-rsid="0008b75b" style:font-size-asian="14pt" style:font-size-complex="14pt"/>
    </style:style>
    <style:style style:name="P6" style:family="paragraph" style:parent-style-name="Standard">
      <style:text-properties fo:font-size="14pt" officeooo:rsid="000a64e4" officeooo:paragraph-rsid="000a64e4" style:font-size-asian="14pt" style:font-size-complex="14pt"/>
    </style:style>
    <style:style style:name="P7" style:family="paragraph" style:parent-style-name="Standard">
      <style:text-properties fo:font-size="14pt" officeooo:rsid="000ba305" officeooo:paragraph-rsid="000ba305" style:font-size-asian="14pt" style:font-size-complex="14pt"/>
    </style:style>
    <style:style style:name="P8" style:family="paragraph" style:parent-style-name="Standard">
      <style:text-properties fo:font-size="14pt" officeooo:rsid="000d86fe" officeooo:paragraph-rsid="000d86fe" style:font-size-asian="14pt" style:font-size-complex="14pt"/>
    </style:style>
    <style:style style:name="P9" style:family="paragraph" style:parent-style-name="Preformatted_20_Text">
      <style:text-properties fo:font-size="14pt" officeooo:rsid="000ba305" officeooo:paragraph-rsid="000ba305" style:font-size-asian="14pt" style:font-size-complex="14pt"/>
    </style:style>
    <style:style style:name="P10" style:family="paragraph" style:parent-style-name="Preformatted_20_Text">
      <style:text-properties fo:font-variant="normal" fo:text-transform="none" fo:color="#000000" fo:font-size="14pt" fo:letter-spacing="normal" fo:font-style="normal" fo:font-weight="normal" officeooo:rsid="000fce59" officeooo:paragraph-rsid="000fce59" style:font-size-asian="14pt" style:font-size-complex="14pt"/>
    </style:style>
    <style:style style:name="P11" style:family="paragraph" style:parent-style-name="Standard" style:list-style-name="L1">
      <style:text-properties fo:font-size="14pt" officeooo:rsid="0003e576" officeooo:paragraph-rsid="0003e576" style:font-size-asian="14pt" style:font-size-complex="14pt"/>
    </style:style>
    <style:style style:name="P12" style:family="paragraph" style:parent-style-name="Standard" style:list-style-name="L1">
      <style:text-properties fo:font-size="14pt" officeooo:rsid="00043308" officeooo:paragraph-rsid="00043308" style:font-size-asian="14pt" style:font-size-complex="14pt"/>
    </style:style>
    <style:style style:name="P13" style:family="paragraph" style:parent-style-name="Standard" style:list-style-name="L1">
      <style:text-properties fo:font-size="14pt" officeooo:rsid="00059661" officeooo:paragraph-rsid="00059661" style:font-size-asian="14pt" style:font-size-complex="14pt"/>
    </style:style>
    <style:style style:name="P14" style:family="paragraph" style:parent-style-name="Standard">
      <style:text-properties fo:font-size="14pt" officeooo:rsid="000fce59" officeooo:paragraph-rsid="000fce59" style:font-size-asian="14pt" style:font-size-complex="14pt"/>
    </style:style>
    <style:style style:name="P15" style:family="paragraph" style:parent-style-name="Standard">
      <style:text-properties fo:font-size="14pt" officeooo:rsid="000ba305" officeooo:paragraph-rsid="000ba305" style:font-size-asian="14pt" style:font-size-complex="14pt"/>
    </style:style>
    <style:style style:name="T1" style:family="text">
      <style:text-properties officeooo:rsid="000725ee"/>
    </style:style>
    <style:style style:name="T2" style:family="text">
      <style:text-properties officeooo:rsid="0008b75b"/>
    </style:style>
    <style:style style:name="T3" style:family="text">
      <style:text-properties officeooo:rsid="000ba305"/>
    </style:style>
    <style:style style:name="T4" style:family="text">
      <style:text-properties officeooo:rsid="000d86fe"/>
    </style:style>
    <style:style style:name="T5" style:family="text">
      <style:text-properties officeooo:rsid="000fce59"/>
    </style:style>
    <style:style style:name="T6" style:family="text">
      <style:text-properties fo:font-variant="normal" fo:text-transform="none" fo:color="#000000" fo:letter-spacing="normal" fo:font-style="normal" fo:font-weight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UREL Log File:<text:line-break/></text:p>
      <text:p text:style-name="P2">15 December 2019: murel_txt_enc_BayesianUniSkip_batch_size_84_lr_0.0003_lr_decay_rate_0.25_unroll_steps_3_fusion_type_block</text:p>
      <text:p text:style-name="P2">Results: 38.4% Test-Dev</text:p>
      <text:p text:style-name="P2">Notes: </text:p>
      <text:list xml:id="list259510137" text:style-name="L1">
        <text:list-item>
          <text:p text:style-name="P11">Need to fine-tune skipthoughts</text:p>
        </text:list-item>
        <text:list-item>
          <text:p text:style-name="P11">Add gradient-clipping 0.25</text:p>
        </text:list-item>
        <text:list-item>
          <text:p text:style-name="P11">Add question attention</text:p>
        </text:list-item>
        <text:list-item>
          <text:p text:style-name="P11">Try out L2 Normalization on BUTD feature vectores</text:p>
        </text:list-item>
        <text:list-item>
          <text:p text:style-name="P11">Update hyperparameters to: <text:a xlink:type="simple" xlink:href="http://openaccess.thecvf.com/content_CVPR_2019/supplemental/Cadene_MUREL_Multimodal_Relational_CVPR_2019_supplemental.pdf" text:style-name="Internet_20_link" text:visited-style-name="Visited_20_Internet_20_Link">http://openaccess.thecvf.com/content_CVPR_2019/supplemental/Cadene_MUREL_Multimodal_Relational_CVPR_2019_supplemental.pdf</text:a></text:p>
        </text:list-item>
        <text:list-item>
          <text:p text:style-name="P12">Set Base LR to 5 e-5</text:p>
        </text:list-item>
        <text:list-item>
          <text:p text:style-name="P12">Increase linearly to 2e-4 in 7 epochs, then decay by 0.25 when reach epoch 14, continue decaying every 2 epochs</text:p>
        </text:list-item>
        <text:list-item>
          <text:p text:style-name="P12">Set batch size to 256</text:p>
        </text:list-item>
        <text:list-item>
          <text:p text:style-name="P12">Reduction factor to 8 so each batch size is 32</text:p>
        </text:list-item>
        <text:list-item>
          <text:p text:style-name="P13">Set fusion type to mutan?</text:p>
        </text:list-item>
      </text:list>
      <text:p text:style-name="P2">16 December 2019:</text:p>
      <text:p text:style-name="P2">Start implementing above.</text:p>
      <text:p text:style-name="P3">TODO: </text:p>
      <text:p text:style-name="P3">Implement padding, and make sure qns length less than 26 words – <text:span text:style-name="T3">NO USE?</text:span></text:p>
      <text:p text:style-name="P3">Adjust MurelNetDataset - <text:span text:style-name="T3">DONE</text:span></text:p>
      <text:p text:style-name="P3">Finish implementing q_att - <text:span text:style-name="T1">DONE</text:span></text:p>
      <text:p text:style-name="P3">Implement mask_fusion? - <text:span text:style-name="T3">DONE</text:span></text:p>
      <text:p text:style-name="P4">Implement early stoppi<text:span text:style-name="T2">n</text:span>g - <text:span text:style-name="T3">NO</text:span></text:p>
      <text:p text:style-name="P5">Add gradient clipping – DONE</text:p>
      <text:p text:style-name="P6">Fix Concat_MLP - <text:span text:style-name="T3">DONE</text:span></text:p>
      <text:p text:style-name="P7">24 December 2019</text:p>
      <text:p text:style-name="P8"/>
      <text:p text:style-name="P7">ConcatMLP <text:s/>Attention, <text:span text:style-name="T4">FUKUI – MCB 2016 Train </text:span>: </text:p>
      <text:p text:style-name="P9"><text:span text:style-name="T6">[{"test-dev": {"yes/no": 71.86, "number": 37.85, "other": 45.31, "overall": 55.4}}]</text:span></text:p>
      <text:p text:style-name="P14">MuREL BLOCK Train:</text:p>
      <text:p text:style-name="P10">[{"test-dev": {"yes/no": 76.92, "number": 43.0, "other": 52.34, "overall": 61.4}}]</text:p>
      <text:p text:style-name="P14"/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2-16T12:28:07.165740156</meta:creation-date>
    <dc:date>2019-12-25T06:19:39.835076705</dc:date>
    <meta:editing-duration>PT1H31M58S</meta:editing-duration>
    <meta:editing-cycles>8</meta:editing-cycles>
    <meta:generator>LibreOffice/6.3.4.2.0$Linux_X86_64 LibreOffice_project/1e2df71cb6a569bbaaffb70308950743964880ae</meta:generator>
    <meta:document-statistic meta:table-count="0" meta:image-count="0" meta:object-count="0" meta:page-count="1" meta:paragraph-count="29" meta:word-count="166" meta:character-count="1211" meta:non-whitespace-character-count="1076"/>
  </office:meta>
</office:document-meta>
</file>